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2.409cm" fo:break-before="auto" style:use-optimal-row-height="true"/>
    </style:style>
    <style:style style:name="ro13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1.4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2"/>
        <table:table-column table:style-name="co11" table:default-cell-style-name="ce52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3" office:value-type="string" calcext:value-type="string">
            <text:p>Cenário de Teste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1</text:p>
          </table:table-cell>
          <table:table-cell table:style-name="ce54" office:value-type="string" calcext:value-type="string">
            <text:p>Realizar Frequência corretamente.</text:p>
          </table:table-cell>
          <table:table-cell table:style-name="ce54" office:value-type="string" calcext:value-type="string">
            <text:p><text:span text:style-name="T1">1. Estagiário seleciona opção para realizar a presença.</text:span></text:p>
            <text:p><text:span text:style-name="T1">2. Estagiário digita sua senha </text:span></text:p>
            <text:p><text:span text:style-name="T1">3.Estagiário confirma presença.</text:span></text:p>
            <text:p/>
          </table:table-cell>
          <table:table-cell table:style-name="ce54" office:value-type="string" calcext:value-type="string">
            <text:p>Uma mensagem de confirmação de presença e adição da frequência diária no banco de dad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2</text:p>
          </table:table-cell>
          <table:table-cell table:style-name="ce54" office:value-type="string" calcext:value-type="string">
            <text:p>Realizar Frequência duas vezes no mesmo dia.</text:p>
          </table:table-cell>
          <table:table-cell table:style-name="ce54" office:value-type="string" calcext:value-type="string">
            <text:p><text:span text:style-name="T2">1. Estagiário seleciona opção para realizar a presença.</text:span></text:p>
            <text:p/>
            <text:p/>
          </table:table-cell>
          <table:table-cell table:style-name="ce54" office:value-type="string" calcext:value-type="string">
            <text:p>O sistema envia uma mensagem “<text:span text:style-name="T1">Eu estou no NPI!!!</text:span>” e não permite o estagiário realizar uma nova frequênci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3</text:p>
          </table:table-cell>
          <table:table-cell table:style-name="ce54" office:value-type="string" calcext:value-type="string">
            <text:p>Realizar Frequência em dias não válidos.</text:p>
          </table:table-cell>
          <table:table-cell table:style-name="ce54" office:value-type="string" calcext:value-type="string">
            <text:p><text:span text:style-name="T2">1. Estagiário seleciona opção para realizar a presença.</text:span></text:p>
            <text:p/>
          </table:table-cell>
          <table:table-cell table:style-name="ce54" office:value-type="string" calcext:value-type="string">
            <text:p>O sistema não permite a realização da frequênci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4</text:p>
          </table:table-cell>
          <table:table-cell table:style-name="ce54" office:value-type="string" calcext:value-type="string">
            <text:p>Realizar Frequência com senha inválida </text:p>
          </table:table-cell>
          <table:table-cell table:style-name="ce54" office:value-type="string" calcext:value-type="string">
            <text:p><text:span text:style-name="T1">1. Estagiário seleciona opção para realizar a presença.</text:span></text:p>
            <text:p><text:span text:style-name="T1">2. Estagiário digita sua senha inválida </text:span></text:p>
            <text:p><text:span text:style-name="T1">3.Estagiário confirma presença.</text:span></text:p>
            <text:p/>
          </table:table-cell>
          <table:table-cell table:style-name="ce54" office:value-type="string" calcext:value-type="string">
            <text:p>O sistema informa que senha é inválida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5</text:p>
          </table:table-cell>
          <table:table-cell table:style-name="ce54" office:value-type="string" calcext:value-type="string">
            <text:p>Realizar Frequência com campo senha em branco</text:p>
          </table:table-cell>
          <table:table-cell table:style-name="ce54" office:value-type="string" calcext:value-type="string">
            <text:p><text:span text:style-name="T1">1. Estagiário seleciona opção para realizar a presença.</text:span></text:p>
            <text:p><text:span text:style-name="T1">2. Estagiário não digita sua senha </text:span></text:p>
            <text:p><text:span text:style-name="T1">3.Estagiário confirma presença.</text:span></text:p>
            <text:p/>
          </table:table-cell>
          <table:table-cell table:style-name="ce54" office:value-type="string" calcext:value-type="string">
            <text:p>O sistema informa que campo senha precisa ser preenchido 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table:number-columns-repeated="3"/>
          <table:table-cell table:style-name="Default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 table:number-rows-repeated="4">
          <table:table-cell table:style-name="ce46"/>
          <table:table-cell table:style-name="ce50" table:number-columns-repeated="3"/>
          <table:table-cell table:style-name="ce54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 table:number-rows-repeated="4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8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number-columns-repeated="3"/>
          <table:table-cell table:style-name="ce55" table:number-columns-repeated="3"/>
          <table:table-cell table:style-name="ce46" table:number-columns-repeated="1017"/>
        </table:table-row>
        <table:table-row table:style-name="ro18" table:number-rows-repeated="2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8" table:number-rows-repeated="104855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09:51:28.8242833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5-06T09:55:31.244175133</dc:date>
    <meta:editing-duration>PT3H6M13S</meta:editing-duration>
    <meta:editing-cycles>21</meta:editing-cycles>
    <meta:document-statistic meta:table-count="4" meta:cell-count="79" meta:object-count="0"/>
  </office:meta>
</office:document-meta>
</file>